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40000000CA4A0A8B7.gif"/>
  <manifest:file-entry manifest:media-type="image/gif" manifest:full-path="Pictures/1000000000000280000000052876A81A.gif"/>
  <manifest:file-entry manifest:media-type="image/gif" manifest:full-path="Pictures/100000000000028000000008999398C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style>
    <style:style style:name="P20" style:family="paragraph" style:parent-style-name="Text_20_body">
      <style:paragraph-properties fo:margin-left="0cm" fo:margin-right="0cm" fo:text-align="justify" style:justify-single-word="false" fo:text-indent="0.993cm" style:auto-text-indent="false"/>
      <style:text-properties style:font-name="Cambria"/>
    </style:style>
    <style:style style:name="P21" style:family="paragraph" style:parent-style-name="Text_20_body">
      <style:paragraph-properties fo:margin-left="0cm" fo:margin-right="0cm" fo:text-align="justify" style:justify-single-word="false" fo:text-indent="0.993cm" style:auto-text-indent="false"/>
      <style:text-properties fo:text-shadow="1pt 1pt"/>
    </style:style>
    <style:style style:name="P22" style:family="paragraph" style:parent-style-name="Text_20_body">
      <style:paragraph-properties fo:margin-left="0cm" fo:margin-right="0cm" fo:text-align="justify" style:justify-single-word="false" fo:text-indent="1cm" style:auto-text-indent="false"/>
      <style:text-properties style:font-name="Cambria"/>
    </style:style>
    <style:style style:name="P23" style:family="paragraph" style:parent-style-name="Poem_20_Author">
      <style:text-properties fo:font-style="normal" fo:font-weight="normal" style:font-style-asian="normal" style:font-weight-asian="normal" style:font-style-complex="normal" style:font-weight-complex="normal"/>
    </style:style>
    <style:style style:name="P24" style:family="paragraph" style:parent-style-name="Cite">
      <style:paragraph-properties fo:text-align="justify" style:justify-single-word="false"/>
    </style:style>
    <style:style style:name="P25" style:family="paragraph" style:parent-style-name="Cite">
      <style:text-properties fo:font-weight="normal" style:font-weight-asian="normal" style:font-weight-complex="normal"/>
    </style:style>
    <style:style style:name="P26" style:family="paragraph" style:parent-style-name="Cite">
      <style:text-properties fo:font-style="italic" style:font-style-asian="italic" style:font-style-complex="italic"/>
    </style:style>
    <style:style style:name="P27" style:family="paragraph" style:parent-style-name="Cite">
      <style:paragraph-properties fo:text-align="center" style:justify-single-word="false"/>
    </style:style>
    <style:style style:name="P28" style:family="paragraph" style:parent-style-name="Cite">
      <style:paragraph-properties fo:text-align="start" style:justify-single-word="false"/>
    </style:style>
    <style:style style:name="P29" style:family="paragraph" style:parent-style-name="Cite">
      <style:paragraph-properties fo:text-align="end" style:justify-single-word="false"/>
    </style:style>
    <style:style style:name="P30" style:family="paragraph" style:parent-style-name="Level_20_3">
      <style:text-properties fo:font-size="18pt" style:font-size-asian="18pt" style:font-size-complex="18pt"/>
    </style:style>
    <style:style style:name="P31" style:family="paragraph" style:parent-style-name="Level_20_3">
      <style:text-properties fo:font-weight="normal" style:font-weight-asian="normal" style:font-weight-complex="normal"/>
    </style:style>
    <style:style style:name="P32" style:family="paragraph" style:parent-style-name="Level_20_3">
      <style:text-properties fo:font-style="normal" fo:font-weight="normal" style:font-style-asian="normal" style:font-weight-asian="normal" style:font-style-complex="normal" style:font-weight-complex="normal"/>
    </style:style>
    <style:style style:name="P33" style:family="paragraph" style:parent-style-name="Level_20_3">
      <style:paragraph-properties fo:text-align="justify" style:justify-single-word="false"/>
    </style:style>
    <style:style style:name="P34" style:family="paragraph" style:parent-style-name="Cite_20_Author">
      <style:text-properties fo:font-weight="normal" style:font-weight-asian="normal" style:font-weight-complex="normal"/>
    </style:style>
    <style:style style:name="P35" style:family="paragraph" style:parent-style-name="Cite_20_Author">
      <style:text-properties fo:font-style="normal" fo:font-weight="normal" style:font-style-asian="normal" style:font-weight-asian="normal" style:font-style-complex="normal" style:font-weight-complex="normal"/>
    </style:style>
    <style:style style:name="P36" style:family="paragraph" style:parent-style-name="Frame_20_contents">
      <style:paragraph-properties fo:text-align="justify" style:justify-single-word="false"/>
      <style:text-properties fo:font-size="10pt" style:font-size-asian="12pt" style:font-size-complex="12pt"/>
    </style:style>
    <style:style style:name="P37"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P38" style:family="paragraph" style:parent-style-name="Frame_20_contents">
      <style:paragraph-properties fo:text-align="justify" style:justify-single-word="false"/>
    </style:style>
    <style:style style:name="P39" style:family="paragraph" style:parent-style-name="Frame_20_contents">
      <style:paragraph-properties fo:text-align="justify" style:justify-single-word="false"/>
      <style:text-properties fo:font-weight="bold" style:font-weight-asian="bold" style:font-weight-complex="bold"/>
    </style:style>
    <style:style style:name="P40" style:family="paragraph" style:parent-style-name="Frame_20_contents">
      <style:paragraph-properties fo:text-align="end" style:justify-single-word="false"/>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center" style:justify-single-word="false"/>
      <style:text-properties fo:color="#ff0000"/>
    </style:style>
    <style:style style:name="P45" style:family="paragraph" style:parent-style-name="Table_20_Contents">
      <style:paragraph-properties fo:text-align="justify" style:justify-single-word="false"/>
      <style:text-properties fo:color="#ff0000"/>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text-align="justify" style:justify-single-word="false" fo:background-color="#ccccff">
        <style:background-image/>
      </style:paragraph-properties>
    </style:style>
    <style:style style:name="P48" style:family="paragraph" style:parent-style-name="Table_20_Contents">
      <style:paragraph-properties fo:text-align="center" style:justify-single-word="false" fo:background-color="#ccccff">
        <style:background-image/>
      </style:paragraph-properties>
    </style:style>
    <style:style style:name="P49" style:family="paragraph" style:parent-style-name="Table_20_Contents">
      <style:paragraph-properties fo:text-align="end" style:justify-single-word="false" fo:background-color="#ccccff">
        <style:background-image/>
      </style:paragraph-properties>
    </style:style>
    <style:style style:name="P50" style:family="paragraph" style:parent-style-name="Table_20_Contents">
      <style:paragraph-properties fo:text-align="justify" style:justify-single-word="false" fo:background-color="#ccccff">
        <style:background-image/>
      </style:paragraph-properties>
      <style:text-properties fo:color="#ff0000"/>
    </style:style>
    <style:style style:name="P51" style:family="paragraph" style:parent-style-name="Standard">
      <style:paragraph-properties fo:margin-left="0cm" fo:margin-right="0cm" fo:text-align="justify" style:justify-single-word="false" fo:text-indent="1.058cm" style:auto-text-indent="false"/>
    </style:style>
    <style:style style:name="P52" style:family="paragraph" style:parent-style-name="Standard">
      <style:paragraph-properties fo:margin-left="0cm" fo:margin-right="0cm" fo:text-align="justify" style:justify-single-word="false" fo:text-indent="0.914cm" style:auto-text-indent="false"/>
    </style:style>
    <style:style style:name="P53" style:family="paragraph" style:parent-style-name="Standard">
      <style:paragraph-properties fo:margin-left="0cm" fo:margin-right="0cm" fo:text-align="justify" style:justify-single-word="false" fo:text-indent="0.986cm" style:auto-text-indent="false"/>
    </style:style>
    <style:style style:name="P54" style:family="paragraph" style:parent-style-name="Standard">
      <style:paragraph-properties fo:margin-left="0cm" fo:margin-right="0cm" fo:text-align="justify" style:justify-single-word="false" fo:text-indent="1.034cm" style:auto-text-indent="false"/>
    </style:style>
    <style:style style:name="P55"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56" style:family="paragraph" style:parent-style-name="Standard">
      <style:paragraph-properties fo:margin-left="0cm" fo:margin-right="0cm" fo:text-align="justify" style:justify-single-word="false" fo:text-indent="0.891cm" style:auto-text-indent="false"/>
    </style:style>
    <style:style style:name="P57" style:family="paragraph" style:parent-style-name="Standard">
      <style:paragraph-properties fo:margin-left="0cm" fo:margin-right="0cm" fo:text-indent="0.938cm" style:auto-text-indent="false"/>
    </style:style>
    <style:style style:name="P58"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59" style:family="paragraph" style:parent-style-name="Level_20_4">
      <style:paragraph-properties fo:text-align="justify" style:justify-single-word="false"/>
    </style:style>
    <style:style style:name="P60" style:family="paragraph" style:parent-style-name="Annotation">
      <style:paragraph-properties fo:text-align="end" style:justify-single-word="false"/>
    </style:style>
    <style:style style:name="P61" style:family="paragraph" style:parent-style-name="Annotation">
      <style:paragraph-properties fo:text-align="start" style:justify-single-word="false"/>
    </style:style>
    <style:style style:name="P62" style:family="paragraph" style:parent-style-name="Annotation">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font-style-asian="italic" style:font-style-complex="italic"/>
    </style:style>
    <style:style style:name="T17" style:family="text">
      <style:text-properties style:text-outline="true"/>
    </style:style>
    <style:style style:name="T18" style:family="text">
      <style:text-properties style:text-outline="true" fo:font-size="12pt"/>
    </style:style>
    <style:style style:name="T19" style:family="text">
      <style:text-properties style:text-outline="true" fo:font-weight="normal" style:font-weight-asian="normal" style:font-weight-complex="normal"/>
    </style:style>
    <style:style style:name="T20" style:family="text">
      <style:text-properties style:text-outline="true" fo:font-style="italic" fo:font-weight="normal" style:font-style-asian="italic" style:font-weight-asian="normal" style:font-style-complex="italic" style:font-weight-complex="normal"/>
    </style:style>
    <style:style style:name="T21" style:family="text">
      <style:text-properties style:text-line-through-style="solid"/>
    </style:style>
    <style:style style:name="T22" style:family="text">
      <style:text-properties style:text-line-through-style="solid" fo:font-weight="normal" style:font-weight-asian="normal" style:font-weight-complex="normal"/>
    </style:style>
    <style:style style:name="T23" style:family="text">
      <style:text-properties style:text-line-through-style="solid" fo:font-style="italic" fo:font-weight="normal" style:font-style-asian="italic" style:font-weight-asian="normal" style:font-style-complex="italic" style:font-weight-complex="normal"/>
    </style:style>
    <style:style style:name="T24" style:family="text">
      <style:text-properties fo:color="#008080" fo:font-size="12pt"/>
    </style:style>
    <style:style style:name="T25" style:family="text">
      <style:text-properties fo:color="#008080" fo:font-size="12pt" fo:language="en" fo:country="US"/>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color="#ff0000" fo:background-color="transparent"/>
    </style:style>
    <style:style style:name="T29" style:family="text">
      <style:text-properties style:use-window-font-color="true" fo:background-color="transparent"/>
    </style:style>
    <style:style style:name="T30" style:family="text">
      <style:text-properties style:text-line-through-style="none"/>
    </style:style>
    <style:style style:name="T31" style:family="text">
      <style:text-properties fo:font-size="10pt" style:font-size-asian="12pt" style:font-size-complex="12pt"/>
    </style:style>
    <style:style style:name="T32" style:family="text">
      <style:text-properties fo:font-size="10pt" style:font-size-asian="10pt" style:font-size-complex="10pt"/>
    </style:style>
    <style:style style:name="T33" style:family="text">
      <style:text-properties fo:font-size="10pt" fo:font-style="italic" style:font-size-asian="12pt" style:font-style-asian="italic" style:font-size-complex="12pt" style:font-style-complex="italic"/>
    </style:style>
    <style:style style:name="T34" style:family="text">
      <style:text-properties fo:font-size="10pt" fo:font-style="italic" style:font-size-asian="10pt" style:font-style-asian="italic" style:font-size-complex="10pt" style:font-style-complex="italic"/>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ook_20_Title"><text:bookmark text:name="bBookTitle"/><text:note text:id="ftn1" text:note-class="footnote"><text:note-citation>1</text:note-citation><text:note-body>
      <text:p text:style-name="Footnote">Сноска, &lt;которая&gt; находится <text:span text:style-name="T1">в </text:span><text:span text:style-name="T4">начале</text:span><text:span text:style-name="T1"> абзаца и в </text:span><text:span text:style-name="T4">начале</text:span><text:span text:style-name="T1"> слова</text:span>.</text:p></text:note-body></text:note>Тест конвертера ExportToFB21<text:note text:id="ftn2" text:note-class="footnote"><text:note-citation>2</text:note-citation><text:note-body>
      <text:p text:style-name="Footnote">Сноска, которая находится <text:span text:style-name="T1">в </text:span><text:span text:style-name="T4">конце</text:span><text:span text:style-name="T1"> абзаца и в </text:span><text:span text:style-name="T4">конце</text:span><text:span text:style-name="T1"> слова</text:span>.</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книга не проходит валидацию!</text:p>
      <text:p text:style-name="Annotation">8. Экспорт <text:span text:style-name="T1">таблиц</text:span></text:p>
      <text:p text:style-name="Annotation">9. Экспорт <text:span text:style-name="T1">тегов</text:span> картинок (без экспорта самих картинок)</text:p>
      <text:p text:style-name="Annotation">10. Экспорт <text:span text:style-name="T1">текстовой врезки</text:span>, в виде текста, таблицы или цитаты с символьным форматированием слов.</text:p>
      <text:p text:style-name="Annotation">11. Экспорт <text:span text:style-name="T1">текстовых полей</text:span>.</text:p>
      <text:p text:style-name="Annotation">12.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3.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text:soft-page-break/>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зацы определенного стиля!</text:p>
      <text:p text:style-name="Level_20_1">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6">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p text:style-name="P39">1 строка <text:span text:style-name="T2">врезки</text:span></text:p>
      <text:p text:style-name="P38"/>
      <text:p text:style-name="P40">2 строка врезки</text:p>
     </draw:text-box>
    </draw:frame>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41">1:1</text:p>
          </table:table-cell>
          <table:table-cell table:style-name="Таблица1.B1" office:value-type="string">
            <text:p text:style-name="P41">1:2</text:p>
          </table:table-cell>
        </table:table-row>
        <table:table-row>
          <table:table-cell table:style-name="Таблица1.A2" office:value-type="string">
            <text:p text:style-name="P41">2:1</text:p>
          </table:table-cell>
          <table:table-cell table:style-name="Таблица1.B2" office:value-type="string">
            <text:p text:style-name="P41">2:2</text:p>
          </table:table-cell>
        </table:table-row>
      </table:table>
      <text:p text:style-name="Standard">И картинку:</text:p>
      <text:p text:style-name="Level_20_3"><draw:frame draw:style-name="fr5"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53">1. Если между смежными Уровнями <text:span text:style-name="T2">одного</text:span> ранга (номера) не будет хотя-<text:soft-page-break/>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3">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8">Заголовок 1:1</text:p>
            </table:table-cell>
            <table:table-cell table:style-name="Таблица2.B1" office:value-type="string">
              <text:p text:style-name="P48">Заголовок 1:2</text:p>
            </table:table-cell>
          </table:table-row>
        </table:table-header-rows>
        <table:table-row>
          <table:table-cell table:style-name="Таблица2.A2" office:value-type="string">
            <text:p text:style-name="P41">2:1</text:p>
          </table:table-cell>
          <table:table-cell table:style-name="Таблица2.B2" office:value-type="string">
            <text:p text:style-name="P41">2:2</text:p>
          </table:table-cell>
        </table:table-row>
      </table:table>
      <text:p text:style-name="P4">И картинку:</text:p>
      <text:p text:style-name="Level_20_3"><draw:frame draw:style-name="fr5" draw:name="Графический объект3" text:anchor-type="paragraph" svg:x="1.558cm" svg:y="0.065cm" svg:width="14.076cm" svg:height="0.318cm" draw:z-index="6"><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4">Тенью</text:span><text:span text:style-name="T5">, </text:span><text:span text:style-name="T24">Контуром</text:span><text:span text:style-name="T5"> или </text:span><text:span text:style-name="T8">символьным</text:span><text:span text:style-name="T5"> стилем «</text:span><text:span text:style-name="T25">code</text:span><text:span text:style-name="T5">».</text:span></text:p>
      <text:p text:style-name="P30"><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0">«Форматирование» Контуром</text:p>
      <text:p text:style-name="P5"><text:span text:style-name="T5">Это </text:span><text:span text:style-name="T18">слово</text:span><text:span text:style-name="T5"> для представления в fb2 файле в виде «code» отформатирован «Контуром».</text:span></text:p>
      <text:p text:style-name="P30">«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text:soft-page-break/>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text:soft-page-break/>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3">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20">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3">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text:soft-page-break/></text:p>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4"><text:span text:style-name="T1">Цитата</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6">2-й </text:span><text:span text:style-name="T1">Автор</text:span><text:span text:style-name="T26"> </text:span><text:span text:style-name="T3">Цитаты</text:span><text:span text:style-name="T26">, который содержит </text:span><text:span text:style-name="T1">полужирный</text:span><text:span text:style-name="T26"> текст, </text:span><text:span text:style-name="T3">курсивный</text:span><text:span text:style-name="T26"> текст, </text:span><text:span text:style-name="T22">зачеркнутый</text:span><text:span text:style-name="T26"> текст, текст в </text:span><text:span text:style-name="T14">нижнем</text:span><text:span text:style-name="T26"> индексе, текст в </text:span><text:span text:style-name="T11">верхнем</text:span><text:span text:style-name="T26"> индексе, <text:s/>текст, оформленный стилем </text:span><text:span text:style-name="T19">code</text:span><text:span text:style-name="T26">, </text:span><text:a xlink:type="simple" xlink:href="http://www.gribuser.ru/"><text:span text:style-name="T26">гиперссылку</text:span></text:a><text:span text:style-name="T26"> на web страничку, </text:span><text:a xlink:type="simple" xlink:href="#bBookTitle"><text:span text:style-name="T26">переход</text:span></text:a><text:span text:style-name="T26"> на любое место документа (в данном случае — на название документа).</text:span></text:p>
      <text:p text:style-name="P31">3.4.2. Цитата с Подзаголовком</text:p>
      <text:p text:style-name="Cite_20_SubTitle">Подзаголовок Цитаты</text:p>
      <text:p text:style-name="P24">Цитата</text:p>
      <text:p text:style-name="Cite_20_SubTitle">Еще один Подзаголовок Цитаты</text:p>
      <text:p text:style-name="Cite">Еще одна Цитата</text:p>
      <text:p text:style-name="Cite"/>
      <text:p text:style-name="Cite">Еще одна Цитата</text:p>
      <text:p text:style-name="P35">Автор Цитаты</text:p>
      <text:p text:style-name="P32">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text:soft-page-break/>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1">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text:soft-page-break/>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2">Всего существует 4 вида «привязок» картинок:</text:p>
      <text:p text:style-name="P22">1. К странице.</text:p>
      <text:p text:style-name="P22">2. К абзацу.</text:p>
      <text:p text:style-name="P22">3. К символу.</text:p>
      <text:p text:style-name="P22">4. Как символ - «Буквицы (символьные, inline картинки)».</text:p>
      <text:p text:style-name="P20">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20"><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6"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7"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text:soft-page-break/>Буквица (inline картинка) может находиться в разных местах абзаца. Например:</text:p>
      <text:p text:style-name="P18">нажмите на кнопку: , потом на :</text:p>
      <text:p text:style-name="P19">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text:p>
      <text:p text:style-name="P21">&lt;p&gt;&lt;image l:href="#img_2"/&gt;нажмите на кнопку: &lt;image l:href="#img_3"/&gt; , потом на :&lt;image l:href="#img_4"/&gt;&lt;/p&gt;</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48">Заголовок</text:p>
          </table:table-cell>
        </table:table-row>
        <table:table-row>
          <table:table-cell table:style-name="Таблица3.A2" office:value-type="string">
            <text:p text:style-name="P41">Строка 1</text:p>
          </table:table-cell>
        </table:table-row>
        <table:table-row>
          <table:table-cell table:style-name="Таблица3.A2" office:value-type="string">
            <text:p text:style-name="P41">Строка 2</text:p>
          </table:table-cell>
        </table:table-row>
        <table:table-row>
          <table:table-cell table:style-name="Таблица3.A2" office:value-type="string">
            <text:p text:style-name="P41">Строка 3</text:p>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55">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ext:soft-page-break/>
          <table:table-row>
            <table:table-cell table:style-name="Таблица4.A1" office:value-type="string">
              <text:p text:style-name="P47"><text:span text:style-name="T1">Заголовок</text:span> 1:1(<text:span text:style-name="T2">1 абзац</text:span><text:span text:style-name="T27">)</text:span></text:p>
              <text:p text:style-name="P48">Заголовок 1:1(2 абзац)<text:note text:id="ftn5" text:note-class="footnote"><text:note-citation>5</text:note-citation><text:note-body>
          <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49"><text:span text:style-name="code">Заголовок</text:span> 1:1(<text:span text:style-name="T21">3 абзац</text:span><text:span text:style-name="T30">)</text:span></text:p>
            </table:table-cell>
            <table:table-cell table:style-name="Таблица4.A1" office:value-type="string">
              <text:p text:style-name="P48"/>
            </table:table-cell>
            <table:table-cell table:style-name="Таблица4.C1" office:value-type="string">
              <text:p text:style-name="P49"><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41"/>
          </table:table-cell>
          <table:table-cell table:style-name="Таблица4.A2" office:value-type="string">
            <text:p text:style-name="P42">2:1 (1 <text:a xlink:type="simple" xlink:href="http://www.gribuser.ru/">абзац</text:a>)</text:p>
            <text:p text:style-name="P46">2:1 (2 абзац)</text:p>
            <text:p text:style-name="P43">2:1 (3 абзац)</text:p>
          </table:table-cell>
          <table:table-cell table:style-name="Таблица4.C2" office:value-type="string">
            <text:p text:style-name="P43"/>
          </table:table-cell>
        </table:table-row>
        <table:table-row>
          <table:table-cell table:style-name="Таблица4.A2" office:value-type="string">
            <text:p text:style-name="P41">3:1 (всего 1 абзац)</text:p>
          </table:table-cell>
          <table:table-cell table:style-name="Таблица4.A2" office:value-type="string">
            <text:p text:style-name="P46">3:2 (1 абзац)</text:p>
            <text:p text:style-name="P43">3:2 (2 абзац)</text:p>
          </table:table-cell>
          <table:table-cell table:style-name="Таблица4.C2" office:value-type="string">
            <text:p text:style-name="P46">3:3 (1 абзац)</text:p>
            <text:p text:style-name="P42">3:3 (2 абзац)</text:p>
            <text:p text:style-name="P42">3:3 (3 абзац)</text:p>
            <text:p text:style-name="P43">3:3 (4 абзац)</text:p>
          </table:table-cell>
        </table:table-row>
        <table:table-row>
          <table:table-cell table:style-name="Таблица4.A2" office:value-type="string">
            <text:p text:style-name="P41"/>
          </table:table-cell>
          <table:table-cell table:style-name="Таблица4.A2" office:value-type="string">
            <text:p text:style-name="P42"/>
          </table:table-cell>
          <table:table-cell table:style-name="Таблица4.C2" office:value-type="string">
            <text:p text:style-name="P43"/>
          </table:table-cell>
        </table:table-row>
        <table:table-row>
          <table:table-cell table:style-name="Таблица4.A2" office:value-type="string">
            <text:p text:style-name="P41">5:1 (1 абзац)</text:p>
            <text:p text:style-name="P43">5:1 (2 абзац)</text:p>
          </table:table-cell>
          <table:table-cell table:style-name="Таблица4.A2" office:value-type="string">
            <text:p text:style-name="P42"/>
          </table:table-cell>
          <table:table-cell table:style-name="Таблица4.C2" office:value-type="string">
            <text:p text:style-name="P43"/>
          </table:table-cell>
        </table:table-row>
        <table:table-row>
          <table:table-cell table:style-name="Таблица4.A2" office:value-type="string">
            <text:p text:style-name="P41"/>
          </table:table-cell>
          <table:table-cell table:style-name="Таблица4.A2" office:value-type="string">
            <text:p text:style-name="P42">&lt; 6:2 (1 абзац) &gt;</text:p>
          </table:table-cell>
          <table:table-cell table:style-name="Таблица4.C2" office:value-type="string">
            <text:p text:style-name="P43"/>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54">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8">красным цветом</text:span><text:span text:style-name="T29">.</text:span></text:p>
      <text:p text:style-name="P55">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able:table-row>
            <table:table-cell table:style-name="Таблица5.A1" office:value-type="string" table:protected="true">
              <text:p text:style-name="P50"><text:span text:style-name="T1">Заголовок</text:span> 1:1(<text:span text:style-name="T2">1 абзац</text:span>)</text:p>
              <text:p text:style-name="P50"><text:a xlink:type="simple" xlink:href="#bBookTitle">Заголовок</text:a> 1:1(2 абзац)</text:p>
              <text:p text:style-name="P50"><text:span text:style-name="code">Заголовок</text:span> 1:1(3 <text:span text:style-name="T21">абзац</text:span>)</text:p>
            </table:table-cell>
            <table:table-cell table:style-name="Таблица5.A1" office:value-type="string">
              <text:p text:style-name="P48"/>
            </table:table-cell>
            <table:table-cell table:style-name="Таблица5.C1" office:value-type="string">
              <text:p text:style-name="P49"><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41"/>
          </table:table-cell>
          <table:table-cell table:style-name="Таблица5.A2" office:value-type="string">
            <text:p text:style-name="P46">2:1 (1 абзац)</text:p>
            <text:p text:style-name="P42">2:1 (2 абзац)</text:p>
            <text:p text:style-name="P43">2:1 (3 абзац)</text:p>
          </table:table-cell>
          <table:table-cell table:style-name="Таблица5.C2" office:value-type="string">
            <text:p text:style-name="P43"/>
          </table:table-cell>
        </table:table-row>
        <table:table-row>
          <table:table-cell table:style-name="Таблица5.A2" office:value-type="string">
            <text:p text:style-name="P41">3:1 (всего 1 абзац)</text:p>
          </table:table-cell>
          <table:table-cell table:style-name="Таблица5.A2" office:value-type="string" table:protected="true">
            <text:p text:style-name="P44">3:2 (1 абзац)</text:p>
            <text:p text:style-name="P44">3:2 (2 абзац)</text:p>
          </table:table-cell>
          <table:table-cell table:style-name="Таблица5.C2" office:value-type="string">
            <text:p text:style-name="P43">3:3 (1 абзац)</text:p>
            <text:p text:style-name="P43">3:3 (2 абзац)</text:p>
            <text:p text:style-name="P43">3:3 (3 абзац)</text:p>
            <text:p text:style-name="P43">3:3 (4 абзац)</text:p>
          </table:table-cell>
        </table:table-row>
        <text:soft-page-break/>
        <table:table-row>
          <table:table-cell table:style-name="Таблица5.A2" office:value-type="string">
            <text:p text:style-name="P41"/>
          </table:table-cell>
          <table:table-cell table:style-name="Таблица5.A2" office:value-type="string">
            <text:p text:style-name="P42"/>
          </table:table-cell>
          <table:table-cell table:style-name="Таблица5.C2" office:value-type="string">
            <text:p text:style-name="P43"/>
          </table:table-cell>
        </table:table-row>
        <table:table-row>
          <table:table-cell table:style-name="Таблица5.A2" office:value-type="string" table:protected="true">
            <text:p text:style-name="P45">5:1 (1 абзац)</text:p>
            <text:p text:style-name="P45">5:1 (2 абзац)</text:p>
          </table:table-cell>
          <table:table-cell table:style-name="Таблица5.A2" office:value-type="string">
            <text:p text:style-name="P42"/>
          </table:table-cell>
          <table:table-cell table:style-name="Таблица5.C2" office:value-type="string">
            <text:p text:style-name="P43"/>
          </table:table-cell>
        </table:table-row>
        <table:table-row>
          <table:table-cell table:style-name="Таблица5.A2" office:value-type="string">
            <text:p text:style-name="P41"/>
          </table:table-cell>
          <table:table-cell table:style-name="Таблица5.A2" office:value-type="string">
            <text:p text:style-name="P42">&lt; 6:2 (1 абзац) &gt;</text:p>
          </table:table-cell>
          <table:table-cell table:style-name="Таблица5.C2" office:value-type="string">
            <text:p text:style-name="P43"/>
          </table:table-cell>
        </table:table-row>
      </table:table>
      <text:p text:style-name="P33">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42">&lt;A1&gt;</text:p>
          </table:table-cell>
          <table:covered-table-cell/>
          <table:covered-table-cell/>
        </table:table-row>
        <table:table-row>
          <table:table-cell table:style-name="Таблица6.A2" office:value-type="string">
            <text:p text:style-name="P41">A2</text:p>
          </table:table-cell>
          <table:table-cell table:style-name="Таблица6.A2" office:value-type="string">
            <text:p text:style-name="P46">B2 (1-й абзац)</text:p>
            <text:p text:style-name="P43">B2 (2-й абзац)</text:p>
          </table:table-cell>
          <table:table-cell table:style-name="Таблица6.C2" office:value-type="string">
            <text:p text:style-name="P43">C2</text:p>
          </table:table-cell>
        </table:table-row>
        <table:table-row>
          <table:table-cell table:style-name="Таблица6.A2" office:value-type="string">
            <text:p text:style-name="P42">A3</text:p>
          </table:table-cell>
          <table:table-cell table:style-name="Таблица6.A2" office:value-type="string">
            <text:p text:style-name="P43">B3</text:p>
          </table:table-cell>
          <table:table-cell table:style-name="Таблица6.C2" office:value-type="string">
            <text:p text:style-name="P41">C3</text:p>
          </table:table-cell>
        </table:table-row>
        <table:table-row>
          <table:table-cell table:style-name="Таблица6.C2" table:number-columns-spanned="3" office:value-type="string">
            <text:p text:style-name="P41">A4 (1-й абзац)</text:p>
            <text:p text:style-name="P43">A4 (2-й абзац)</text:p>
          </table:table-cell>
          <table:covered-table-cell/>
          <table:covered-table-cell/>
        </table:table-row>
        <table:table-row>
          <table:table-cell table:style-name="Таблица6.C2" table:number-columns-spanned="3" office:value-type="string">
            <text:p text:style-name="P43">A5</text:p>
          </table:table-cell>
          <table:covered-table-cell/>
          <table:covered-table-cell/>
        </table:table-row>
        <table:table-row>
          <table:table-cell table:style-name="Таблица6.A2" office:value-type="string">
            <text:p text:style-name="P42">A6</text:p>
          </table:table-cell>
          <table:table-cell table:style-name="Таблица6.A2" office:value-type="string">
            <text:p text:style-name="P42">B6</text:p>
          </table:table-cell>
          <table:table-cell table:style-name="Таблица6.C2" office:value-type="string">
            <text:p text:style-name="P42">C6</text:p>
          </table:table-cell>
        </table:table-row>
        <table:table-row>
          <table:table-cell table:style-name="Таблица6.C2" table:number-columns-spanned="3" office:value-type="string">
            <text:p text:style-name="P41">A6</text:p>
          </table:table-cell>
          <table:covered-table-cell/>
          <table:covered-table-cell/>
        </table:table-row>
      </table:table>
      <text:p text:style-name="P59">2. Экспорт сложной таблицы, некоторые ячейки которой содержат несколько абзацев, в некоторые — пустые</text:p>
      <text:p text:style-name="P55">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42">A1</text:p>
          </table:table-cell>
          <table:covered-table-cell/>
          <table:covered-table-cell/>
        </table:table-row>
        <table:table-row>
          <table:table-cell table:style-name="Таблица7.A2" office:value-type="string">
            <text:p text:style-name="P41">A2</text:p>
          </table:table-cell>
          <table:table-cell table:style-name="Таблица7.A2" office:value-type="string">
            <text:p text:style-name="P42">B2 (<text:span text:style-name="T1">1-й абзац)</text:span></text:p>
            <text:p text:style-name="P42">B2 (2-й <text:a xlink:type="simple" xlink:href="#bBookTitle">абзац</text:a>)</text:p>
          </table:table-cell>
          <table:table-cell table:style-name="Таблица7.C2" office:value-type="string">
            <text:p text:style-name="P43"/>
          </table:table-cell>
        </table:table-row>
        <table:table-row>
          <table:table-cell table:style-name="Таблица7.A2" office:value-type="string">
            <text:p text:style-name="P42">A3</text:p>
          </table:table-cell>
          <table:table-cell table:style-name="Таблица7.A2" office:value-type="string">
            <text:p text:style-name="P43"/>
          </table:table-cell>
          <table:table-cell table:style-name="Таблица7.C2" office:value-type="string">
            <text:p text:style-name="P41">C3</text:p>
          </table:table-cell>
        </table:table-row>
        <table:table-row>
          <table:table-cell table:style-name="Таблица7.C2" table:number-columns-spanned="3" office:value-type="string">
            <text:p text:style-name="P41">A4 (1-й абзац)</text:p>
            <text:p text:style-name="P41"><text:soft-page-break/>A4 (2-й абзац)</text:p>
          </table:table-cell>
          <table:covered-table-cell/>
          <table:covered-table-cell/>
        </table:table-row>
        <table:table-row>
          <table:table-cell table:style-name="Таблица7.C2" table:number-columns-spanned="3" office:value-type="string">
            <text:p text:style-name="P43"/>
          </table:table-cell>
          <table:covered-table-cell/>
          <table:covered-table-cell/>
        </table:table-row>
        <table:table-row>
          <table:table-cell table:style-name="Таблица7.A2" office:value-type="string">
            <text:p text:style-name="P42"/>
          </table:table-cell>
          <table:table-cell table:style-name="Таблица7.A2" office:value-type="string">
            <text:p text:style-name="P42"/>
          </table:table-cell>
          <table:table-cell table:style-name="Таблица7.C2" office:value-type="string">
            <text:p text:style-name="P42"/>
          </table:table-cell>
        </table:table-row>
        <table:table-row>
          <table:table-cell table:style-name="Таблица7.C2" table:number-columns-spanned="3" office:value-type="string">
            <text:p text:style-name="P41">A6</text:p>
          </table:table-cell>
          <table:covered-table-cell/>
          <table:covered-table-cell/>
        </table:table-row>
      </table:table>
      <text:p text:style-name="Level_20_4">3. Экспорт сложной таблицы, некоторые ячейки которой заблокированы</text:p>
      <text:p text:style-name="P54">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8">красным цветом</text:span><text:span text:style-name="T29">.</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42">A1</text:p>
          </table:table-cell>
          <table:covered-table-cell/>
          <table:covered-table-cell/>
        </table:table-row>
        <table:table-row>
          <table:table-cell table:style-name="Таблица8.A2" office:value-type="string">
            <text:p text:style-name="P41">A2</text:p>
          </table:table-cell>
          <table:table-cell table:style-name="Таблица8.A2" office:value-type="string" table:protected="true">
            <text:p text:style-name="P44">B2 (1-й <text:span text:style-name="T1">абзац</text:span>)</text:p>
            <text:p text:style-name="P44"><text:a xlink:type="simple" xlink:href="#bPoemTitle">B2</text:a> (2-й абзац)</text:p>
          </table:table-cell>
          <table:table-cell table:style-name="Таблица8.C2" office:value-type="string">
            <text:p text:style-name="P43"/>
          </table:table-cell>
        </table:table-row>
        <table:table-row>
          <table:table-cell table:style-name="Таблица8.A2" office:value-type="string">
            <text:p text:style-name="P42">A3</text:p>
          </table:table-cell>
          <table:table-cell table:style-name="Таблица8.A2" office:value-type="string">
            <text:p text:style-name="P43"/>
          </table:table-cell>
          <table:table-cell table:style-name="Таблица8.C2" office:value-type="string">
            <text:p text:style-name="P41">C3</text:p>
          </table:table-cell>
        </table:table-row>
        <table:table-row>
          <table:table-cell table:style-name="Таблица8.C2" table:number-columns-spanned="3" office:value-type="string" table:protected="true">
            <text:p text:style-name="P45">A4 (1-й абзац)</text:p>
            <text:p text:style-name="P45">A4 (2-й абзац)</text:p>
          </table:table-cell>
          <table:covered-table-cell/>
          <table:covered-table-cell/>
        </table:table-row>
        <table:table-row>
          <table:table-cell table:style-name="Таблица8.C2" table:number-columns-spanned="3" office:value-type="string">
            <text:p text:style-name="P43"/>
          </table:table-cell>
          <table:covered-table-cell/>
          <table:covered-table-cell/>
        </table:table-row>
        <table:table-row>
          <table:table-cell table:style-name="Таблица8.A2" office:value-type="string">
            <text:p text:style-name="P42"/>
          </table:table-cell>
          <table:table-cell table:style-name="Таблица8.A2" office:value-type="string">
            <text:p text:style-name="P42"/>
          </table:table-cell>
          <table:table-cell table:style-name="Таблица8.C2" office:value-type="string">
            <text:p text:style-name="P42"/>
          </table:table-cell>
        </table:table-row>
        <table:table-row>
          <table:table-cell table:style-name="Таблица8.C2" table:number-columns-spanned="3" office:value-type="string">
            <text:p text:style-name="P41">A6</text:p>
          </table:table-cell>
          <table:covered-table-cell/>
          <table:covered-table-cell/>
        </table:table-row>
      </table:table>
      <text:p text:style-name="Level_20_1">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6">&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text:span><text:span text:style-name="T26">для наглядности, как &lt;Root&gt;.</text:span></text:p>
      <text:p text:style-name="P7"><text:soft-page-break/>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58">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6">&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6">&lt;1.1.&gt; </text:span><text:span text:style-name="T1">Подзаголовок</text:span><text:span text:style-name="T26"> </text:span><text:span text:style-name="T3">Стиха</text:span><text:span text:style-name="T26"> Эпиграфа &lt;Root&gt;</text:span></text:p>
      <text:p text:style-name="Poem"><text:span text:style-name="T26">&lt;1.1.&gt; </text:span><text:span text:style-name="T1">Стих</text:span> <text:span text:style-name="T2">Эпиграфа</text:span><text:span text:style-name="T27"> </text:span>&lt;Root&gt;.</text:p>
      <text:p text:style-name="Poem"><text:span text:style-name="T26">&lt;1.1.&gt; </text:span>Еще один <text:span text:style-name="T1">Стих</text:span> Эпиграфа &lt;Root&gt;.</text:p>
      <text:p text:style-name="Poem_20_Author"><text:span text:style-name="T26">&lt;1.1.&gt; </text:span><text:span text:style-name="T1">Автор</text:span><text:span text:style-name="T26"> </text:span><text:span text:style-name="T3">Стиха</text:span><text:span text:style-name="T26"> </text:span>Эпиграфа</text:p>
      <text:p text:style-name="Epigraph"/>
      <text:p text:style-name="Cite_20_SubTitle"><text:bookmark text:name="bCiteEpigSubTitle"/><text:span text:style-name="T26">&lt;3.1.&gt; </text:span><text:span text:style-name="T1">Подзаголовок</text:span> <text:span text:style-name="T2">Цитаты</text:span> Эпиграфа</text:p>
      <text:p text:style-name="P25"/>
      <text:p text:style-name="Cite"><text:span text:style-name="T26">&lt;3.1.&gt; </text:span><text:span text:style-name="T1">Цитата</text:span> Эпиграфа &lt;Root&gt;</text:p>
      <text:p text:style-name="Poem"><text:bookmark text:name="bPoemForCite"/>&lt;3.1.1&gt; Стих Цитаты &lt;3.1.&gt;</text:p>
      <text:p text:style-name="Poem_20_Author"><text:span text:style-name="T26">&lt;3.1.1.&gt; </text:span><text:span text:style-name="T1">Автор</text:span> <text:span text:style-name="T2">Стиха</text:span> Цитаты &lt;3.&gt;</text:p>
      <text:p text:style-name="Cite_20_Author"><text:span text:style-name="T26">&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text:soft-page-break/>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6">Это </text:span><text:span text:style-name="T1">Аннотация</text:span><text:span text:style-name="T26"> &lt;Root&gt;.</text:span></text:p>
      <text:p text:style-name="Annotation"><text:span text:style-name="T26">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62">1:1<text:note text:id="ftn6" text:note-class="footnote"><text:note-citation>6</text:note-citation><text:note-body>
          <text:p text:style-name="Footnote">Эта сноска — из таблицы аннотации.</text:p></text:note-body></text:note></text:p>
            </table:table-cell>
            <table:table-cell table:style-name="Таблица9.B1" office:value-type="string">
              <text:p text:style-name="P62">1:2</text:p>
            </table:table-cell>
          </table:table-row>
        </table:table-header-rows>
        <table:table-row>
          <table:table-cell table:style-name="Таблица9.A2" office:value-type="string">
            <text:p text:style-name="P61"><text:span text:style-name="T1">2</text:span>:<text:span text:style-name="T2">1</text:span></text:p>
          </table:table-cell>
          <table:table-cell table:style-name="Таблица9.B2" office:value-type="string">
            <text:p text:style-name="P60">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6"> </text:span><text:span text:style-name="T3">Стиха</text:span><text:span text:style-name="T26">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4"><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51">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text:soft-page-break/>4.4. Цитата</text:p>
      <text:p text:style-name="P52">Эта Цитата содержит в себе 4 элемента: Подзаголовок, Пустую Строку, Поэму (с «ее» элементами), <text:s/>Автора Цитаты.</text:p>
      <text:p text:style-name="P24"><text:span text:style-name="T26">Это </text:span><text:span text:style-name="T1">Цитата</text:span><text:span text:style-name="T26">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27">1:1<text:note text:id="ftn7" text:note-class="footnote"><text:note-citation>7</text:note-citation><text:note-body>
          <text:p text:style-name="Footnote">Эта сноска — из цитатной таблицы.</text:p></text:note-body></text:note></text:p>
            </table:table-cell>
            <table:table-cell table:style-name="Таблица10.B1" office:value-type="string">
              <text:p text:style-name="P27">1:2</text:p>
            </table:table-cell>
          </table:table-row>
        </table:table-header-rows>
        <table:table-row>
          <table:table-cell table:style-name="Таблица10.A2" office:value-type="string">
            <text:p text:style-name="P28">2:1</text:p>
          </table:table-cell>
          <table:table-cell table:style-name="Таблица10.B2" office:value-type="string">
            <text:p text:style-name="P29"><text:span text:style-name="T1">2</text:span>:<text:span text:style-name="T2">2</text:span></text:p>
          </table:table-cell>
        </table:table-row>
      </table:table>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6"> </text:span><text:span text:style-name="T3">Стиха</text:span><text:span text:style-name="T26"> Цитаты</text:span></text:p>
      <text:p text:style-name="Cite_20_Author"><text:bookmark text:name="bACiteRoot"/><text:span text:style-name="T1">Автор</text:span> <text:span text:style-name="T2">Цитаты &lt;Root&gt;</text:span></text:p>
      <text:p text:style-name="P26">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8" text:note-class="footnote"><text:note-citation>8</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text:soft-page-break/>2. <text:span text:style-name="T2">Многоуровневая сложная книга</text:span> в тексте сноски<text:note text:id="ftn9" text:note-class="footnote"><text:note-citation>9</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Часть 5. Ссылки и переходы внутри документа</text:p>
      <text:p text:style-name="Level_20_2">Переход на Абзацы текста</text:p>
      <text:p text:style-name="P53">1. Ссылаться <text:span text:style-name="T1">на разные элементы структуры</text:span> текста (Цитаты, Поэмы, <text:soft-page-break/>Заголовок...) можно <text:span text:style-name="T1">из разных элементов структуры</text:span> текста (Автор Эпиграфа, Заголовок, Заголовок Поэмы...). </text:p>
      <text:p text:style-name="P53">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53">3. Переход из текста сноски есть — это сноска из заголовка «3.7. Сноска)». Перейдите по ней и опробуйте ссылку из нее на «Название Документа».</text:p>
      <text:p text:style-name="P53">4. Поэкспериментируйте.</text:p>
      <text:p text:style-name="Standard"/>
      <text:p text:style-name="P56"><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text:soft-page-break/>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57"><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6">&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53"><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oft-page-break/><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37"><text:span text:style-name="T1">1-я строка</text:span> текстовой врезки с привязкой к абзацу.</text:p>
      <text:p text:style-name="Standard"><text:span text:style-name="T31">2-я строка текстовой врезки </text:span><text:span text:style-name="T33">с привязкой</text:span><text:span text:style-name="T34"> к абзацу</text:span><text:span text:style-name="T32"> - с</text:span><text:span text:style-name="T31"> переходом на </text:span><text:a xlink:type="simple" xlink:href="#bBookTitle"><text:span text:style-name="T31">название документа</text:span></text:a><text:span text:style-name="T31">.</text:span></text:p>
     </draw:text-box>
    </draw:frame>Привязка «к символу»</text:p>
      <text:p text:style-name="P13">Привязка «как символ»<draw:frame draw:style-name="fr3" draw:name="Врезка2" text:anchor-type="char" svg:width="14.526cm" draw:z-index="2">
     <draw:text-box fo:min-height="0.845cm">
      <text:p text:style-name="P36">1-я строка <text:span text:style-name="T10">текстовой врезки</text:span> <text:span text:style-name="T1">с привязкой к символу</text:span>.</text:p>
      <text:p text:style-name="P36">2-я строка <text:span text:style-name="T16">текстовой врезки</text:span><text:span text:style-name="T2"> </text:span><text:span text:style-name="T4">с привязкой к символу</text:span>.</text:p>
     </draw:text-box>
    </draw:frame></text:p>
      <text:p text:style-name="P4"><draw:frame draw:style-name="fr4" draw:name="Врезка3" text:anchor-type="as-char" svg:width="14.526cm" draw:z-index="3">
     <draw:text-box fo:min-height="0.845cm">
      <text:p text:style-name="P36"><text:span text:style-name="T1">1-я строка </text:span><text:a xlink:type="simple" xlink:href="http://www.google.ru/"><text:span text:style-name="T4">текстовой</text:span></text:a><text:span text:style-name="T1"> врезки с привязкой как символ</text:span>.</text:p>
      <text:p text:style-name="P36">2-я строка текстовой врезки с привязкой как символ.</text:p>
     </draw:text-box>
    </draw:frame>Теперь просто текст...</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text:soft-page-break/>Он состоит из 2-х абзацев с ссылкой на <text:a xlink:type="simple" xlink:href="#bStykesService">Часть 7</text:a>, <text:a xlink:type="simple" xlink:href="http://www.gribuser.ru/">гиперссылкой</text:a> и сноской<text:note text:id="ftn10" text:note-class="footnote"><text:note-citation>10</text:note-citation><text:note-body>
      <text:p text:style-name="Footnote">Сноска из Аннотации на Книгу секции Descript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5f_Book_20_Date_20_Value">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text:soft-page-break/>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Демонстрация работы Конвертера ExportToFB21</dc:title>
    <meta:creation-date>2008-06-26T08:04:47</meta:creation-date>
    <dc:date>2008-09-07T17:49:03</dc:date>
    <meta:keyword>fb2 OOo</meta:keyword>
    <meta:editing-cycles>284</meta:editing-cycles>
    <meta:editing-duration>PT17H52M8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10" meta:image-count="4" meta:object-count="0" meta:page-count="21" meta:paragraph-count="470" meta:word-count="3417" meta:character-count="23138"/>
  </office:meta>
</office:document-meta>
</file>